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text-properties style:font-name="Liberation Mono" fo:font-size="8pt" officeooo:rsid="00007210" officeooo:paragraph-rsid="00007210" style:font-size-asian="8pt" style:font-size-complex="8pt"/>
    </style:style>
    <style:style style:name="P3" style:family="paragraph" style:parent-style-name="Standard">
      <style:text-properties style:font-name="Liberation Mono" fo:font-size="8pt" officeooo:paragraph-rsid="00007210" style:font-size-asian="8pt" style:font-size-complex="8pt"/>
    </style:style>
    <style:style style:name="P4" style:family="paragraph" style:parent-style-name="Standard">
      <style:text-properties style:font-name="Liberation Mono" fo:font-size="8pt" officeooo:rsid="00020188" officeooo:paragraph-rsid="00020188" style:font-size-asian="8pt" style:font-size-complex="8pt"/>
    </style:style>
    <style:style style:name="P5" style:family="paragraph" style:parent-style-name="Standard">
      <style:text-properties style:font-name="Liberation Mono" fo:font-size="8pt" officeooo:rsid="00033748" officeooo:paragraph-rsid="00033748" style:font-size-asian="8pt" style:font-size-complex="8pt"/>
    </style:style>
    <style:style style:name="P6" style:family="paragraph" style:parent-style-name="Standard">
      <style:text-properties style:font-name="Liberation Mono" fo:font-size="8pt" style:text-underline-style="solid" style:text-underline-width="auto" style:text-underline-color="font-color" fo:font-weight="bold" officeooo:rsid="00007210" officeooo:paragraph-rsid="00007210" style:font-size-asian="8pt" style:font-weight-asian="bold" style:font-size-complex="8pt" style:font-weight-complex="bold"/>
    </style:style>
    <style:style style:name="P7" style:family="paragraph" style:parent-style-name="Standard">
      <style:paragraph-properties fo:break-before="page"/>
      <style:text-properties style:font-name="Liberation Mono" fo:font-size="8pt" style:text-underline-style="solid" style:text-underline-width="auto" style:text-underline-color="font-color" fo:font-weight="bold" officeooo:rsid="00007210" officeooo:paragraph-rsid="00007210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Liberation Mono" fo:font-size="8pt" style:text-underline-style="solid" style:text-underline-width="auto" style:text-underline-color="font-color" fo:font-weight="bold" officeooo:rsid="00020188" officeooo:paragraph-rsid="00020188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Liberation Mono" fo:font-size="8pt" style:text-underline-style="solid" style:text-underline-width="auto" style:text-underline-color="font-color" fo:font-weight="bold" officeooo:rsid="00033748" officeooo:paragraph-rsid="00033748" style:font-size-asian="8pt" style:font-weight-asian="bold" style:font-size-complex="8pt" style:font-weight-complex="bold"/>
    </style:style>
    <style:style style:name="T1" style:family="text">
      <style:text-properties style:font-name="Liberation Mono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aders</text:p>
      <text:p text:style-name="P2"/>
      <text:p text:style-name="P1">Host: <text:tab/><text:tab/><text:tab/>kippel.myddns.me:5000</text:p>
      <text:p text:style-name="P1">Connection: <text:tab/><text:tab/>keep-alive</text:p>
      <text:p text:style-name="P1">Content-Length: <text:tab/>1369</text:p>
      <text:p text:style-name="P1">Cache-Control: <text:tab/>max-age=0</text:p>
      <text:p text:style-name="P1">Sec-Ch-Ua: <text:tab/><text:tab/>"Google Chrome";v="119", "Chromium";v="119", "Not?A_Brand";v="24"</text:p>
      <text:p text:style-name="P1">Sec-Ch-Ua-Mobile: <text:tab/>?0</text:p>
      <text:p text:style-name="P1">Sec-Ch-Ua-Platform:<text:tab/>"Linux"</text:p>
      <text:p text:style-name="P1">Upgrade-Insecure-Requests: 1</text:p>
      <text:p text:style-name="P1">User-Agent: <text:tab/><text:tab/>Mozilla/5.0 (X11; Linux x86_64) AppleWebKit/537.36 (KHTML, like Gecko) Chrome/119.0.0.0 Safari/537.36</text:p>
      <text:p text:style-name="P1">Origin: <text:tab/><text:tab/>https://zubeax.github.io</text:p>
      <text:p text:style-name="P1">Content-Type: <text:tab/><text:tab/><text:bookmark-start text:name="__DdeLink__5_1451521546"/>application/x-www-form-urlencoded<text:bookmark-end text:name="__DdeLink__5_1451521546"/></text:p>
      <text:p text:style-name="P1">Accept: <text:tab/><text:tab/>text/html,application/xhtml+xml,application/xml;q=0.9,image/avif,image/webp,image/apng,*/*;q=0.8,application/signed-exchange;v=b3;q=0.7</text:p>
      <text:p text:style-name="P1">Sec-Fetch-Site: <text:tab/>cross-site</text:p>
      <text:p text:style-name="P1">Sec-Fetch-Mode: <text:tab/>navigate</text:p>
      <text:p text:style-name="P1">Sec-Fetch-User: <text:tab/>?1</text:p>
      <text:p text:style-name="P1">Sec-Fetch-Dest: <text:tab/>document</text:p>
      <text:p text:style-name="P1">Referer: <text:tab/><text:tab/>https://zubeax.github.io/</text:p>
      <text:p text:style-name="P1">Accept-Encoding: <text:tab/>gzip, deflate, br</text:p>
      <text:p text:style-name="P1">Accept-Language: <text:tab/>en-GB,en;q=0.9,de-DE;q=0.8,de;q=0.7,fr-FR;q=0.6,fr;q=0.5,es-ES;q=0.4,es;q=0.3,en-US;q=0.2</text:p>
      <text:p text:style-name="P3"/>
      <text:p text:style-name="P3"/>
      <text:p text:style-name="P6">Form</text:p>
      <text:p text:style-name="P2"/>
      <text:p text:style-name="P2">ImmutableMultiDict</text:p>
      <text:p text:style-name="P2">([</text:p>
      <text:p text:style-name="P2">('options[redirect]', 'https:/zubeax.github.io/comment-success'), </text:p>
      <text:p text:style-name="P2">('options[redirectError]', 'https:/zubeax.github.io/comment-error'), </text:p>
      <text:p text:style-name="P2">('<text:bookmark-start text:name="__DdeLink__7_1451521546"/>options[slug]<text:bookmark-end text:name="__DdeLink__7_1451521546"/>', 'the-journey-starts'), </text:p>
      <text:p text:style-name="P2">('fields[parent_id]', ''), </text:p>
      <text:p text:style-name="P2">('options[reCaptcha][siteKey]', '6Ld...RLO'), </text:p>
      <text:p text:style-name="P2">('options[reCaptcha][secret]', 'rWl...I7A=='), </text:p>
      <text:p text:style-name="P2">('fields[name]', 'axel.zuber@db.com'), </text:p>
      <text:p text:style-name="P2">('fields[message]', 'Trying to debug with remote Intellij.'), </text:p>
      <text:p text:style-name="P2">('g-recaptcha-response', '03AF...L74')</text:p>
      <text:p text:style-name="P2">])</text:p>
      <text:p text:style-name="P2"/>
      <text:p text:style-name="P9">Environ</text:p>
      <text:p text:style-name="P5"/>
      <text:p text:style-name="P5"/>
      <text:p text:style-name="P7">Headers</text:p>
      <text:p text:style-name="P2"/>
      <text:p text:style-name="P2">Host: kippel.myddns.me:5000</text:p>
      <text:p text:style-name="P2">User-Agent: curl/8.0.1</text:p>
      <text:p text:style-name="P2">Accept: */*</text:p>
      <text:p text:style-name="P2">Content-Type: application/json</text:p>
      <text:p text:style-name="P2">Content-Length: 115</text:p>
      <text:p text:style-name="P3"/>
      <text:p text:style-name="P3"/>
      <text:p text:style-name="P6">Form</text:p>
      <text:p text:style-name="P2"/>
      <text:p text:style-name="P2">b'{ "email": "henri@kippel.de", "originip": "127.0.0.11", "origindomain": "kippel.de", "commenttext": "Hello Papa!" }'</text:p>
      <text:p text:style-name="P2"/>
      <text:p text:style-name="P2">comments.insert_comment</text:p>
      <text:p text:style-name="P2">POST</text:p>
      <text:p text:style-name="P2">84.166.222.154</text:p>
      <text:p text:style-name="P2"/>
      <text:p text:style-name="P8">Environ</text:p>
      <text:p text:style-name="P4"/>
      <text:p text:style-name="P4">{'wsgi.version': (1, 0),</text:p>
      <text:p text:style-name="P4"><text:s/>'wsgi.url_scheme': 'https',</text:p>
      <text:p text:style-name="P4"><text:s/>'wsgi.input': &lt;_io.BufferedReader name=6&gt;,</text:p>
      <text:p text:style-name="P4"><text:s/>'wsgi.errors': &lt;_io.TextIOWrapper name='&lt;stderr&gt;' mode='w' encoding='utf-8'&gt;,</text:p>
      <text:p text:style-name="P4"><text:s/>'wsgi.multithread': True,</text:p>
      <text:p text:style-name="P4"><text:s/>'wsgi.multiprocess': False,</text:p>
      <text:p text:style-name="P4"><text:s/>'wsgi.run_once': False,</text:p>
      <text:p text:style-name="P4"><text:s/>'werkzeug.socket': &lt;ssl.SSLSocket fd=6,</text:p>
      <text:p text:style-name="P4"><text:s/>family=2,</text:p>
      <text:p text:style-name="P4"><text:s/>type=1,</text:p>
      <text:p text:style-name="P4"><text:s/>proto=0,</text:p>
      <text:p text:style-name="P4"><text:s/>laddr=('192.168.100.243',</text:p>
      <text:p text:style-name="P4"><text:s/>5000),</text:p>
      <text:p text:style-name="P4"><text:s/>raddr=('84.166.222.154', 52508)&gt;,</text:p>
      <text:p text:style-name="P4"><text:s/>'SERVER_SOFTWARE': 'Werkzeug/2.3.8',</text:p>
      <text:p text:style-name="P4"><text:s/>'REQUEST_METHOD': 'POST',</text:p>
      <text:p text:style-name="P4"><text:s/>'SCRIPT_NAME': '',</text:p>
      <text:p text:style-name="P4"><text:s/>'PATH_INFO': '/api/v1.0/comments/',</text:p>
      <text:p text:style-name="P4"><text:s/>'QUERY_STRING': '',</text:p>
      <text:p text:style-name="P4"><text:s/>'REQUEST_URI': '/api/v1.0/comments/',</text:p>
      <text:p text:style-name="P4"><text:s/>'RAW_URI': '/api/v1.0/comments/',</text:p>
      <text:p text:style-name="P4"><text:s/>'REMOTE_ADDR': '84.166.222.154',</text:p>
      <text:p text:style-name="P4"><text:s/>'REMOTE_PORT': 52508,</text:p>
      <text:p text:style-name="P4"><text:s/>'SERVER_NAME': '0.0.0.0',</text:p>
      <text:p text:style-name="P4"><text:s/>'SERVER_PORT': '5000',</text:p>
      <text:p text:style-name="P4"><text:s/>'SERVER_PROTOCOL': 'HTTP/1.1',</text:p>
      <text:p text:style-name="P4"><text:s/>'HTTP_HOST': 'kippel.myddns.me:5000',</text:p>
      <text:p text:style-name="P4"><text:s/>'HTTP_CONNECTION': 'keep-alive',</text:p>
      <text:p text:style-name="P4"><text:s/>'CONTENT_LENGTH': '1361',</text:p>
      <text:p text:style-name="P4"><text:s/>'HTTP_CACHE_CONTROL': 'max-age=0',</text:p>
      <text:p text:style-name="P4"><text:s/>'HTTP_SEC_CH_UA': '"Google Chrome";v="119",</text:p>
      <text:p text:style-name="P4"><text:s/>"Chromium";v="119",</text:p>
      <text:p text:style-name="P4"><text:s/>"Not?A_Brand";v="24"',</text:p>
      <text:p text:style-name="P4"><text:s/>'HTTP_SEC_CH_UA_MOBILE': '?0',</text:p>
      <text:p text:style-name="P4"><text:s/>'HTTP_SEC_CH_UA_PLATFORM': '"Linux"',</text:p>
      <text:p text:style-name="P4"><text:s/>'HTTP_UPGRADE_INSECURE_REQUESTS': '1',</text:p>
      <text:p text:style-name="P4"><text:s/>'HTTP_ORIGIN': 'https://zubeax.github.io',</text:p>
      <text:p text:style-name="P4"><text:s/>'CONTENT_TYPE': 'application/x-www-form-urlencoded',</text:p>
      <text:p text:style-name="P4"><text:s/>'HTTP_USER_AGENT': 'Mozilla/5.0 (X11; Linux x86_64) AppleWebKit/537.36 (KHTML,</text:p>
      <text:p text:style-name="P4"><text:s/>like Gecko) Chrome/119.0.0.0 Safari/537.36',</text:p>
      <text:p text:style-name="P4"><text:s/>'HTTP_ACCEPT': 'text/html,</text:p>
      <text:p text:style-name="P4">application/xhtml+xml,</text:p>
      <text:p text:style-name="P4">application/xml;q=0.9,</text:p>
      <text:p text:style-name="P4">image/avif,</text:p>
      <text:p text:style-name="P4">image/webp,</text:p>
      <text:p text:style-name="P4">image/apng,</text:p>
      <text:p text:style-name="P4">*/*;q=0.8,</text:p>
      <text:p text:style-name="P4">application/signed-exchange;v=b3;q=0.7',</text:p>
      <text:p text:style-name="P4"><text:s/>'HTTP_SEC_FETCH_SITE': 'cross-site',</text:p>
      <text:p text:style-name="P4"><text:s/>'HTTP_SEC_FETCH_MODE': 'navigate',</text:p>
      <text:p text:style-name="P4"><text:s/>'HTTP_SEC_FETCH_USER': '?1',</text:p>
      <text:p text:style-name="P4"><text:s/>'HTTP_SEC_FETCH_DEST': 'document',</text:p>
      <text:p text:style-name="P4"><text:s/>'HTTP_REFERER': 'https://zubeax.github.io/',</text:p>
      <text:p text:style-name="P4"><text:s/>'HTTP_ACCEPT_ENCODING': 'gzip,</text:p>
      <text:p text:style-name="P4"><text:s/>deflate,</text:p>
      <text:p text:style-name="P4"><text:s/>br',</text:p>
      <text:p text:style-name="P4"><text:s/>'HTTP_ACCEPT_LANGUAGE': 'en-GB,</text:p>
      <text:p text:style-name="P4">en;q=0.9,</text:p>
      <text:p text:style-name="P4">de-DE;q=0.8,</text:p>
      <text:p text:style-name="P4">de;q=0.7,</text:p>
      <text:p text:style-name="P4"><text:soft-page-break/>fr-FR;q=0.6,</text:p>
      <text:p text:style-name="P4">fr;q=0.5,</text:p>
      <text:p text:style-name="P4">es-ES;q=0.4,</text:p>
      <text:p text:style-name="P4">es;q=0.3,</text:p>
      <text:p text:style-name="P4">en-US;q=0.2',</text:p>
      <text:p text:style-name="P4"><text:s/>'werkzeug.request': &lt;Request 'https://kippel.myddns.me:5000/api/v1.0/comments/' [POST]&gt;,</text:p>
      <text:p text:style-name="P4"><text:s/>'werkzeug.debug.preserve_context': &lt;built-in method append of list object at 0x7f67b1d798c0&gt;}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4:37:32.817606517</meta:creation-date>
    <dc:date>2023-12-05T15:39:09.387875188</dc:date>
    <meta:editing-duration>PT1H1M36S</meta:editing-duration>
    <meta:editing-cycles>4</meta:editing-cycles>
    <meta:generator>LibreOffice/7.5.8.2$Linux_X86_64 LibreOffice_project/50$Build-2</meta:generator>
    <meta:document-statistic meta:table-count="0" meta:image-count="0" meta:object-count="0" meta:page-count="3" meta:paragraph-count="113" meta:word-count="241" meta:character-count="3589" meta:non-whitespace-character-count="3376"/>
  </office:meta>
</office:document-meta>
</file>